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مدعو مقام]</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39.1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9.7575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4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06T15:29:14.667331008</dc:date>
    <meta:editing-duration>P114DT18H42M17S</meta:editing-duration>
    <meta:editing-cycles>4954</meta:editing-cycles>
    <meta:generator>LibreOffice/7.3.7.2$Linux_X86_64 LibreOffice_project/30$Build-2</meta:generator>
    <meta:document-statistic meta:table-count="9" meta:cell-count="76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